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T5" style:parent-style-name="Standaardalinea-lettertype" style:family="text">
      <style:text-properties fo:font-weight="bold" style:font-weight-asian="bold"/>
    </style:style>
    <style:style style:name="T6" style:parent-style-name="Standaardalinea-lettertype" style:family="text">
      <style:text-properties fo:font-weight="bold" style:font-weight-asian="bold"/>
    </style:style>
    <style:style style:name="T7" style:parent-style-name="Standaardalinea-lettertype" style:family="text">
      <style:text-properties fo:font-weight="bold" style:font-weight-asian="bold"/>
    </style:style>
    <style:style style:name="T8" style:parent-style-name="Standaardalinea-lettertype" style:family="text">
      <style:text-properties fo:font-weight="bold" style:font-weight-asian="bold"/>
    </style:style>
    <style:style style:name="T9" style:parent-style-name="Standaardalinea-lettertype" style:family="text">
      <style:text-properties fo:font-weight="bold" style:font-weight-asian="bold"/>
    </style:style>
  </office:automatic-styles>
  <office:body>
    <office:text text:use-soft-page-breaks="true">
      <text:p text:style-name="P1">Risico analyse</text:p>
      <text:p text:style-name="Standaard"><text:span text:style-name="T2">Leden komen niet opdagen</text:span><text:s/>– Door middel van goed overleg beperken we de schade van het project, met dit overleg zorgen wij ervoor dat indien iemand er niet is de andere groepsleden de taken tijdelijk op zich kunnen nemen.</text:p>
      <text:p text:style-name="Standaard"><text:span text:style-name="T3">Leden stoppen met de opleiding</text:span><text:s/>– Door middel van het melden van huidige situaties omtrent het verliezen van een teamlid kan de bovenliggende leiding heir rekening mee houden in het eindoordeel.</text:p>
      <text:p text:style-name="Standaard"><text:span text:style-name="T4">Product raakt verloren</text:span><text:s/>– Door middel van redundante opslag is het onmogelijk dat wij onze data verliezen, wij slaan onze gegevens zowel op in de Cloud als lokaal.</text:p>
      <text:p text:style-name="Standaard"><text:span text:style-name="T5">Buiten de scope</text:span><text:s/>– indien wij buiten de scope omgaan zullen wij dit melden aan de bovenliggende leiding.</text:p>
      <text:p text:style-name="Standaard"><text:span text:style-name="T6">Te hoge verwachtingen</text:span><text:s/>– Als men te hoge verwachtingen van ons heeft dan zullen wij dit kenbaar maken aan de leiding.</text:p>
      <text:p text:style-name="Standaard"><text:span text:style-name="T7">Leden leveren werk te laat in</text:span><text:s/>– door middel van duidelijke afspraken stellen wij duidelijk dat aan het te laat inleveren van schoolwerk sancties verbonden zijn.</text:p>
      <text:p text:style-name="Standaard"><text:span text:style-name="T8">Opdracht wordt verkeerd uitgevoerd</text:span><text:s/>– Teamleden wenden zich naar de vakdocenten en lossen het probleem op.</text:p>
      <text:p text:style-name="Standaard"><text:span text:style-name="T9">Onvoldoende kennis</text:span><text:s/>– In het geval dat het team over onvoldoende kennis beschikt wordt dit kenbaar gemaakt aan de opdrachtgever en wordt in samenspraak een aanpassing gemaakt aan het projectplan of wordt er iemand met meer kennis in de arm geno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6-04-28T13:51:00Z</meta:creation-date>
    <dc:date>2016-04-28T14:25:00Z</dc:date>
    <meta:template xlink:href="Normal.dotm" xlink:type="simple"/>
    <meta:editing-cycles>1</meta:editing-cycles>
    <meta:editing-duration>PT2040S</meta:editing-duration>
    <meta:document-statistic meta:page-count="1" meta:paragraph-count="2" meta:word-count="204" meta:character-count="1327" meta:row-count="9" meta:non-whitespace-character-count="1125"/>
  </office:meta>
</office:document-meta>
</file>